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cm" svg:height="1cm" svg:x="4.5cm" svg:y="3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1" draw:layer="layout" svg:width="10cm" svg:height="8cm" svg:x="3cm" svg:y="9.998cm">
          <text:p text:style-name="P1"><text:span text:style-name="T1">Eddy Pro</text:span></text:p>
          <text:p text:style-name="P1"><text:span text:style-name="T1"/></text:p>
          <text:p text:style-name="P2"><text:span text:style-name="T3">Compute fluxes (converts high frequency raw measurements </text:span><text:span text:style-name="T3"><text:line-break/></text:span><text:span text:style-name="T3">to 30 minutes fluxes)</text:span></text:p>
          <text:p text:style-name="P2"><text:span text:style-name="T3"><text:tab/></text:span><text:span text:style-name="T3">- Coordinate rotation</text:span></text:p>
          <text:p text:style-name="P2"><text:span text:style-name="T3"><text:tab/></text:span><text:span text:style-name="T3">- Detrending</text:span></text:p>
          <text:p text:style-name="P2"><text:span text:style-name="T3"><text:tab/></text:span><text:span text:style-name="T3">- Time lag compensation</text:span></text:p>
          <text:p text:style-name="P2"><text:span text:style-name="T3"><text:tab/></text:span><text:span text:style-name="T3">- Density compensation fluctuations</text:span></text:p>
          <text:p text:style-name="P2"><text:span text:style-name="T3">Quality screening / data filtering with : <text:s/></text:span></text:p>
          <text:p text:style-name="P2"><text:span text:style-name="T3"><text:tab/></text:span><text:span text:style-name="T3">- Spike removal (Vickers and Mahrt, 1997)</text:span></text:p>
          <text:p text:style-name="P2"><text:span text:style-name="T3"><text:tab/></text:span><text:span text:style-name="T3">- Amplitude resolution</text:span></text:p>
          <text:p text:style-name="P2"><text:span text:style-name="T3"><text:tab/></text:span><text:span text:style-name="T3">- Drop-outs</text:span></text:p>
          <text:p text:style-name="P2"><text:span text:style-name="T3"><text:tab/></text:span><text:span text:style-name="T3">- Absolute limits (H2O, CO2, CH4 concentrations)</text:span></text:p>
          <text:p text:style-name="P2"><text:span text:style-name="T3"><text:tab/></text:span><text:span text:style-name="T3">- Skewness and kurtosis</text:span></text:p>
          <text:p text:style-name="P2"><text:span text:style-name="T3"><text:tab/></text:span><text:span text:style-name="T3">- Discontinuities</text:span></text:p>
          <text:p text:style-name="P2"><text:span text:style-name="T3"><text:tab/></text:span><text:span text:style-name="T3">- Time lags</text:span></text:p>
          <text:p text:style-name="P2"><text:span text:style-name="T3"><text:tab/></text:span><text:span text:style-name="T3">- Assign quality flag (Mauder and Foken, 2004)</text:span></text:p>
          <text:p text:style-name="P2"><text:span text:style-name="T3"><text:tab/></text:span><text:span text:style-name="T3">- Wind direction filter</text:span></text:p>
        </draw:rect>
        <draw:rect draw:style-name="gr1" draw:text-style-name="P2" draw:layer="layout" svg:width="10cm" svg:height="4cm" svg:x="3cm" svg:y="20.996cm">
          <text:p text:style-name="P1"><text:span text:style-name="T1">Slow Filtering</text:span></text:p>
          <text:p text:style-name="P2"><text:span text:style-name="T3"/></text:p>
          <text:p text:style-name="P2"><text:span text:style-name="T3">- Despiking (Papale et al. 2006)</text:span></text:p>
          <text:p text:style-name="P2"><text:span text:style-name="T3">- Absolute limits (LE, H, CO2 and CH4 flux)</text:span></text:p>
          <text:p text:style-name="P2"><text:span text:style-name="T3">- Filter rain</text:span></text:p>
          <text:p text:style-name="P2"><text:span text:style-name="T3">- Remove Mauder &amp; Foken (2004) bad data</text:span></text:p>
          <text:p text:style-name="P2"><text:span text:style-name="T3">- Apply friction velocity threshold for carbon fluxes </text:span><text:span text:style-name="T3"><text:line-break/></text:span><text:span text:style-name="T3"> <text:s/>(Papale et al. 2006)</text:span></text:p>
        </draw:rect>
        <draw:ellipse draw:style-name="gr1" draw:text-style-name="P1" draw:layer="layout" svg:width="7cm" svg:height="2cm" svg:x="4.5cm" svg:y="4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2" draw:text-style-name="P3" draw:layer="layout" svg:width="0.695cm" svg:height="0.2cm" draw:transform="rotate (-1.57079632679579) translate (8.1cm 4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05cm" svg:height="1cm" svg:x="4.475cm" svg:y="18.997cm">
          <text:p text:style-name="P1"><text:span text:style-name="T3">30 min data</text:span></text:p>
        </draw:ellipse>
        <draw:rect draw:style-name="gr1" draw:text-style-name="P3" draw:layer="layout" svg:width="4cm" svg:height="1cm" draw:transform="rotate (1.5707963267946) translate (1cm 7cm)">
          <text:p text:style-name="P3">On field</text:p>
        </draw:rect>
        <draw:rect draw:style-name="gr1" draw:text-style-name="P1" draw:layer="layout" svg:width="7cm" svg:height="1cm" svg:x="4.5cm" svg:y="7.999cm">
          <text:p text:style-name="P1"><text:span text:style-name="T1">Format conversion </text:span></text:p>
          <text:p text:style-name="P2"><text:span text:style-name="T4">Format conversion from .dat to .csv</text:span></text:p>
        </draw:rect>
        <draw:custom-shape draw:style-name="gr2" draw:text-style-name="P3" draw:layer="layout" svg:width="0.695cm" svg:height="0.2cm" draw:transform="rotate (-1.57079632679579) translate (8.1cm 7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95cm" svg:height="0.2cm" draw:transform="rotate (-1.57079632679579) translate (8.1cm 9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7cm" svg:height="3cm" svg:x="15cm" svg:y="6cm" draw:corner-radius="0.8cm">
          <text:p text:style-name="P1"><text:span text:style-name="T1">Launch_workflow.py</text:span></text:p>
          <text:p text:style-name="P1"><text:span text:style-name="T1"/></text:p>
          <text:p text:style-name="P2"><text:span text:style-name="T3">Specify paths of the different </text:span><text:span text:style-name="T3"><text:line-break/></text:span><text:span text:style-name="T3">directories where :</text:span></text:p>
          <text:p text:style-name="P2"><text:span text:style-name="T3">- data are stored</text:span></text:p>
          <text:p text:style-name="P2"><text:span text:style-name="T3">- intermediate results should be saved</text:span></text:p>
          <text:p text:style-name="P2"><text:span text:style-name="T3">- final results should be saved</text:span></text:p>
        </draw:rect>
        <draw:custom-shape draw:style-name="gr2" draw:text-style-name="P3" draw:layer="layout" svg:width="0.695cm" svg:height="0.2cm" draw:transform="rotate (-1.57079632679579) translate (8.1cm 18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95cm" svg:height="0.2cm" draw:transform="rotate (-1.57079632679579) translate (8.1cm 20.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95cm" svg:height="0.2cm" draw:transform="rotate (-1.57079632679579) translate (8.1cm 25.1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3" draw:layer="layout" svg:width="20.4cm" svg:height="1cm" draw:transform="rotate (1.5707963267946) translate (1cm 28cm)">
          <text:p text:style-name="P3">Pipeline</text:p>
        </draw:rect>
        <draw:custom-shape draw:style-name="gr2" draw:text-style-name="P3" draw:layer="layout" svg:width="6.4cm" svg:height="0.2cm" draw:transform="rotate (3.1415926535892) translate (14.8cm 7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-1.6cm" svg:height="-0.2cm" svg:x="14.8cm" svg:y="14.1cm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05cm" svg:height="1cm" svg:x="4.475cm" svg:y="29cm">
          <text:p text:style-name="P1"><text:span text:style-name="T3">30 min final data</text:span></text:p>
        </draw:ellipse>
        <draw:rect draw:style-name="gr1" draw:text-style-name="P2" draw:layer="layout" svg:width="10cm" svg:height="2cm" svg:x="3cm" svg:y="25.996cm">
          <text:p text:style-name="P1"><text:span text:style-name="T1">Gap-filling</text:span></text:p>
          <text:p text:style-name="P2"><text:span text:style-name="T3"/></text:p>
          <text:p text:style-name="P2"><text:span text:style-name="T3">Performed according to Reichtein (2005)</text:span></text:p>
        </draw:rect>
        <draw:custom-shape draw:style-name="gr2" draw:text-style-name="P3" draw:layer="layout" svg:width="0.695cm" svg:height="0.2cm" draw:transform="rotate (-1.57079632679579) translate (8.1cm 28.14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4cm" svg:height="0.2cm" draw:transform="rotate (3.1415926535892) translate (14.8cm 20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7cm" svg:height="3cm" svg:x="15cm" svg:y="12.5cm" draw:corner-radius="0.8cm">
          <text:p text:style-name="P1"><text:span text:style-name="T1">Eddy Pro configuration files</text:span></text:p>
          <text:p text:style-name="P1"><text:span text:style-name="T1"/></text:p>
          <text:p text:style-name="P2"><text:span text:style-name="T3">- *.eddypro : the project file. Contains most </text:span><text:span text:style-name="T3"><text:line-break/></text:span><text:span text:style-name="T3"> <text:s/>of the processing options. </text:span></text:p>
          <text:p text:style-name="P2"><text:span text:style-name="T3">- *.metadata : additional information mostly</text:span><text:span text:style-name="T3"><text:line-break/></text:span><text:span text:style-name="T3">related to input file format</text:span></text:p>
        </draw:rect>
        <draw:rect draw:style-name="gr1" draw:text-style-name="P1" draw:layer="layout" svg:width="7cm" svg:height="3cm" svg:x="15cm" svg:y="19cm" draw:corner-radius="0.8cm">
          <text:p text:style-name="P1"><text:span text:style-name="T1">EmpreinteVariableDescription.xlsx</text:span></text:p>
          <text:p text:style-name="P1"><text:span text:style-name="T1"/></text:p>
          <text:p text:style-name="P2"><text:span text:style-name="T3">Excel file that contains the name </text:span><text:span text:style-name="T3"><text:line-break/></text:span><text:span text:style-name="T3">correspondance between « raw » </text:span><text:span text:style-name="T3"><text:line-break/></text:span><text:span text:style-name="T3">variables names and final database </text:span></text:p>
          <text:p text:style-name="P2"><text:span text:style-name="T3">names. </text:span></text:p>
        </draw:rect>
        <draw:rect draw:style-name="gr1" draw:text-style-name="P1" draw:layer="layout" svg:width="7cm" svg:height="2cm" svg:x="15cm" svg:y="26cm" draw:corner-radius="0.8cm">
          <text:p text:style-name="P1"><text:span text:style-name="T1">gapfilling_configuration.xlsx</text:span></text:p>
          <text:p text:style-name="P1"><text:span text:style-name="T1"/></text:p>
          <text:p text:style-name="P2"><text:span text:style-name="T3">Contains all the user specified options</text:span><text:span text:style-name="T3"><text:line-break/></text:span><text:span text:style-name="T3">for gap filling</text:span></text:p>
        </draw:rect>
        <draw:custom-shape draw:style-name="gr2" draw:text-style-name="P3" draw:layer="layout" svg:width="-1.6cm" svg:height="-0.2cm" svg:x="14.8cm" svg:y="27.1cm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4" draw:layer="layout" svg:x1="14cm" svg:y1="1cm" svg:x2="14cm" svg:y2="31cm">
          <text:p/>
        </draw:line>
        <draw:rect draw:style-name="gr4" draw:text-style-name="P5" draw:layer="layout" svg:width="6cm" svg:height="1cm" svg:x="5cm" svg:y="1.2cm">
          <text:p text:style-name="P4"><text:span text:style-name="T5">Data and processes</text:span></text:p>
        </draw:rect>
        <draw:rect draw:style-name="gr4" draw:text-style-name="P5" draw:layer="layout" svg:width="7cm" svg:height="1cm" svg:x="15cm" svg:y="1.4cm">
          <text:p text:style-name="P4"><text:span text:style-name="T5">Configuration file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5T20:16:46.05</meta:creation-date>
    <dc:date>2020-05-11T11:46:24.50</dc:date>
    <meta:editing-duration>PT17H59M18S</meta:editing-duration>
    <meta:editing-cycles>25</meta:editing-cycles>
    <meta:generator>OpenOffice/4.1.4$Win32 OpenOffice.org_project/414m5$Build-9788</meta:generator>
    <meta:document-statistic meta:object-count="28"/>
  </office:meta>
</office:document-meta>
</file>